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ascadia Code" svg:font-family="Cascadia Code" style:font-family-generic="modern" style:font-pitch="fixed" svg:panose-1="2 11 6 9 2 0 0 2 0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1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2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3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4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15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16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17" style:parent-style-name="Standard" style:family="paragraph">
      <style:paragraph-properties fo:text-align="justify"/>
      <style:text-properties style:font-name="Times New Roman" fo:font-size="20pt" style:font-size-asian="20pt"/>
    </style:style>
    <style:style style:name="P18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19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0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1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2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3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4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5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6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7" style:parent-style-name="Standard" style:family="paragraph">
      <style:paragraph-properties fo:text-align="end" fo:margin-left="3.4416in">
        <style:tab-stops/>
      </style:paragraph-properties>
      <style:text-properties style:font-name="Times New Roman" fo:font-size="14pt" style:font-size-asian="14pt"/>
    </style:style>
    <style:style style:name="P28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1" style:parent-style-name="Standard" style:family="paragraph">
      <style:paragraph-properties fo:text-align="end" fo:margin-left="2.95in" fo:text-indent="0.4916in">
        <style:tab-stops/>
      </style:paragraph-properties>
      <style:text-properties style:font-name="Times New Roman" fo:font-size="14pt" style:font-size-asian="14pt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5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6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1" style:parent-style-name="Standard" style:family="paragraph">
      <style:paragraph-properties fo:text-align="justify" fo:line-height="150%"/>
      <style:text-properties style:font-name="Times New Roman" fo:font-weight="bold" style:font-weight-asian="bold" fo:font-size="21pt" style:font-size-asian="21pt" style:font-size-complex="21pt"/>
    </style:style>
    <style:style style:name="P42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43" style:parent-style-name="Заголовок1" style:family="paragraph">
      <style:paragraph-properties fo:text-align="justify" fo:line-height="150%"/>
      <style:text-properties fo:font-size="21pt" style:font-size-asian="21pt" style:font-size-complex="21pt"/>
    </style:style>
    <style:style style:name="P4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5" style:parent-style-name="Заголовок1" style:family="paragraph">
      <style:paragraph-properties fo:text-align="justify" fo:line-height="150%"/>
      <style:text-properties fo:font-size="21pt" style:font-size-asian="21pt" style:font-size-complex="21pt"/>
    </style:style>
    <style:style style:name="P4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 fo:text-align="center" fo:line-height="150%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 fo:background-color="#CCCCCC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 fo:background-color="#CCCCCC" fo:language="en" fo:country="US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 fo:background-color="#CCCCCC"/>
    </style:style>
    <style:style style:name="P51" style:parent-style-name="Standard" style:family="paragraph">
      <style:text-properties style:language-asian="zh" style:country-asian="CN" style:language-complex="hi" style:country-complex="IN"/>
    </style:style>
    <style:style style:name="P5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54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55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56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57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58" style:parent-style-name="Standard" style:family="paragraph">
      <style:paragraph-properties fo:text-align="justify" fo:text-indent="0.4916in"/>
    </style:style>
    <style:style style:name="T59" style:parent-style-name="Основнойшрифтабзаца" style:family="text">
      <style:text-properties style:font-name="Cascadia Code" fo:font-size="8pt" style:font-size-asian="8pt" style:font-size-complex="8pt"/>
    </style:style>
    <style:style style:name="P6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6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16in"/>
      <style:text-properties style:font-name="Cascadia Code" fo:font-size="8pt" style:font-size-asian="8pt" style:font-size-complex="8pt" fo:language="en" fo:country="US"/>
    </style:style>
    <style:style style:name="P63" style:parent-style-name="Standard" style:family="paragraph">
      <style:paragraph-properties fo:text-align="justify" fo:line-height="150%" fo:text-indent="0.4916in"/>
      <style:text-properties style:font-name="Cascadia Code" fo:font-size="8pt" style:font-size-asian="8pt" style:font-size-complex="8pt" fo:language="en" fo:country="US"/>
    </style:style>
    <style:style style:name="P64" style:parent-style-name="Standard" style:family="paragraph">
      <style:paragraph-properties fo:text-align="justify" fo:line-height="150%" fo:text-indent="0.4916in"/>
    </style:style>
    <style:style style:name="T65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66" style:parent-style-name="Основнойшрифтабзаца" style:family="text">
      <style:text-properties style:font-name="Cascadia Code" fo:font-size="8pt" style:font-size-asian="8pt" style:font-size-complex="8pt"/>
    </style:style>
    <style:style style:name="T67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68" style:parent-style-name="Основнойшрифтабзаца" style:family="text">
      <style:text-properties style:font-name="Cascadia Code" fo:font-size="8pt" style:font-size-asian="8pt" style:font-size-complex="8pt"/>
    </style:style>
    <style:style style:name="T69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P70" style:parent-style-name="Standard" style:family="paragraph">
      <style:paragraph-properties fo:text-align="justify" fo:line-height="150%" fo:text-indent="0.4916in"/>
      <style:text-properties style:font-name="Cascadia Code" fo:font-size="8pt" style:font-size-asian="8pt" style:font-size-complex="8pt"/>
    </style:style>
    <style:style style:name="P71" style:parent-style-name="Standard" style:family="paragraph">
      <style:paragraph-properties fo:text-align="justify" fo:line-height="150%" fo:text-indent="0.4916in"/>
      <style:text-properties style:font-name="Cascadia Code" fo:font-size="8pt" style:font-size-asian="8pt" style:font-size-complex="8pt"/>
    </style:style>
    <style:style style:name="P7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73" style:parent-style-name="Standard" style:family="paragraph">
      <style:paragraph-properties fo:text-align="justify"/>
    </style:style>
    <style:style style:name="T74" style:parent-style-name="Основнойшрифтабзаца" style:family="text">
      <style:text-properties style:font-name="Cascadia Code" fo:font-size="8pt" style:font-size-asian="8pt" style:font-size-complex="8pt"/>
    </style:style>
    <style:style style:name="T75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76" style:parent-style-name="Основнойшрифтабзаца" style:family="text">
      <style:text-properties style:font-name="Cascadia Code" fo:font-size="8pt" style:font-size-asian="8pt" style:font-size-complex="8pt"/>
    </style:style>
    <style:style style:name="T77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78" style:parent-style-name="Основнойшрифтабзаца" style:family="text">
      <style:text-properties style:font-name="Cascadia Code" fo:font-size="8pt" style:font-size-asian="8pt" style:font-size-complex="8pt"/>
    </style:style>
    <style:style style:name="T79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80" style:parent-style-name="Основнойшрифтабзаца" style:family="text">
      <style:text-properties style:font-name="Cascadia Code" fo:font-size="8pt" style:font-size-asian="8pt" style:font-size-complex="8pt"/>
    </style:style>
    <style:style style:name="T81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82" style:parent-style-name="Основнойшрифтабзаца" style:family="text">
      <style:text-properties style:font-name="Cascadia Code" fo:font-size="8pt" style:font-size-asian="8pt" style:font-size-complex="8pt"/>
    </style:style>
    <style:style style:name="P83" style:parent-style-name="Standard" style:family="paragraph">
      <style:paragraph-properties fo:text-align="justify" fo:text-indent="0.4916in"/>
    </style:style>
    <style:style style:name="T84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P85" style:parent-style-name="Standard" style:family="paragraph">
      <style:paragraph-properties fo:text-align="justify" fo:text-indent="0.4916in"/>
    </style:style>
    <style:style style:name="T86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87" style:parent-style-name="Основнойшрифтабзаца" style:family="text">
      <style:text-properties style:font-name="Cascadia Code" fo:font-size="8pt" style:font-size-asian="8pt" style:font-size-complex="8pt"/>
    </style:style>
    <style:style style:name="T88" style:parent-style-name="Основнойшрифтабзаца" style:family="text">
      <style:text-properties style:font-name="Cascadia Code" fo:font-size="8pt" style:font-size-asian="8pt" style:font-size-complex="8pt"/>
    </style:style>
    <style:style style:name="P89" style:parent-style-name="Standard" style:family="paragraph">
      <style:paragraph-properties fo:text-align="justify" fo:text-indent="0.4916in"/>
    </style:style>
    <style:style style:name="T90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91" style:parent-style-name="Основнойшрифтабзаца" style:family="text">
      <style:text-properties style:font-name="Cascadia Code" fo:font-size="8pt" style:font-size-asian="8pt" style:font-size-complex="8pt"/>
    </style:style>
    <style:style style:name="P92" style:parent-style-name="Standard" style:family="paragraph">
      <style:paragraph-properties fo:text-align="justify" fo:text-indent="0.4916in"/>
    </style:style>
    <style:style style:name="T93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5" style:parent-style-name="Заголовок1" style:family="paragraph">
      <style:paragraph-properties fo:text-align="justify" fo:line-height="150%"/>
      <style:text-properties fo:font-size="21pt" style:font-size-asian="21pt" style:font-size-complex="21pt"/>
    </style:style>
    <style:style style:name="P96" style:parent-style-name="Standard" style:family="paragraph">
      <style:paragraph-properties fo:text-indent="0.4916in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1" style:parent-style-name="Standard" style:family="paragraph">
      <style:paragraph-properties fo:text-indent="0.4916in"/>
      <style:text-properties style:font-name="Times New Roman" fo:font-size="14pt" style:font-size-asian="14pt" style:font-size-complex="14pt"/>
    </style:style>
    <style:style style:name="P102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03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04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05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06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07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08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09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10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11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12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13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14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15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16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17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18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19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20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21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22" style:parent-style-name="Standard" style:family="paragraph">
      <style:paragraph-properties fo:text-align="justify"/>
      <style:text-properties style:font-name="Cascadia Code" fo:font-size="8pt" style:font-size-asian="8pt" style:font-size-complex="8pt"/>
    </style:style>
    <style:style style:name="P123" style:parent-style-name="Заголовок1" style:family="paragraph">
      <style:paragraph-properties fo:text-align="justify" fo:line-height="150%"/>
      <style:text-properties fo:font-size="21pt" style:font-size-asian="21pt" style:font-size-complex="21pt"/>
    </style:style>
    <style:style style:name="P124" style:parent-style-name="Standard" style:family="paragraph">
      <style:paragraph-properties fo:text-align="justify" fo:line-height="150%"/>
    </style:style>
    <style:style style:name="T12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8" style:parent-style-name="Standard" style:family="paragraph">
      <style:paragraph-properties fo:text-align="justify" fo:line-height="150%"/>
    </style:style>
    <style:style style:name="T12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1" style:parent-style-name="Standard" style:family="paragraph">
      <style:paragraph-properties fo:text-align="justify" fo:line-height="150%"/>
    </style:style>
    <style:style style:name="T13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4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3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3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3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39" style:parent-style-name="Заголовок1" style:family="paragraph">
      <style:paragraph-properties fo:text-align="justify"/>
      <style:text-properties fo:font-size="21pt" style:font-size-asian="21pt" style:font-size-complex="21pt"/>
    </style:style>
    <style:style style:name="P140" style:parent-style-name="Standard" style:family="paragraph">
      <style:paragraph-properties fo:text-align="justify"/>
    </style:style>
    <style:style style:name="T141" style:parent-style-name="Основнойшрифтабзаца" style:family="text"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T142" style:parent-style-name="Основнойшрифтабзаца" style:family="text">
      <style:text-properties style:font-name="Courier New" style:font-name-complex="Courier New" fo:font-weight="bold" style:font-weight-asian="bold" style:font-weight-complex="bold" fo:font-size="7pt" style:font-size-asian="7pt" style:font-size-complex="7pt" fo:language="en" fo:country="US"/>
    </style:style>
    <style:style style:name="T143" style:parent-style-name="Основнойшрифтабзаца" style:family="text">
      <style:text-properties style:font-name="Courier New" style:font-name-complex="Courier New" fo:font-weight="bold" style:font-weight-asian="bold" style:font-weight-complex="bold" fo:font-size="7pt" style:font-size-asian="7pt" style:font-size-complex="7pt"/>
    </style:style>
    <style:style style:name="P14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8" style:parent-style-name="Standard" style:family="paragraph">
      <style:paragraph-properties fo:text-align="justify"/>
    </style:style>
    <style:style style:name="T149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T150" style:parent-style-name="Основнойшрифтабзаца" style:family="text">
      <style:text-properties style:font-name="Courier New" style:font-name-complex="Courier New" fo:font-size="7pt" style:font-size-asian="7pt" style:font-size-complex="7pt"/>
    </style:style>
    <style:style style:name="T151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P152" style:parent-style-name="Standard" style:family="paragraph">
      <style:paragraph-properties fo:text-align="justify"/>
    </style:style>
    <style:style style:name="T153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T154" style:parent-style-name="Основнойшрифтабзаца" style:family="text">
      <style:text-properties style:font-name="Courier New" style:font-name-complex="Courier New" fo:font-size="7pt" style:font-size-asian="7pt" style:font-size-complex="7pt"/>
    </style:style>
    <style:style style:name="T155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T156" style:parent-style-name="Основнойшрифтабзаца" style:family="text">
      <style:text-properties style:font-name="Courier New" style:font-name-complex="Courier New" fo:font-size="7pt" style:font-size-asian="7pt" style:font-size-complex="7pt"/>
    </style:style>
    <style:style style:name="T157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P15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3" style:parent-style-name="Standard" style:family="paragraph">
      <style:paragraph-properties fo:text-align="justify"/>
    </style:style>
    <style:style style:name="T164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T165" style:parent-style-name="Основнойшрифтабзаца" style:family="text">
      <style:text-properties style:font-name="Courier New" style:font-name-complex="Courier New" fo:font-size="7pt" style:font-size-asian="7pt" style:font-size-complex="7pt"/>
    </style:style>
    <style:style style:name="T166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T167" style:parent-style-name="Основнойшрифтабзаца" style:family="text">
      <style:text-properties style:font-name="Courier New" style:font-name-complex="Courier New" fo:font-size="7pt" style:font-size-asian="7pt" style:font-size-complex="7pt"/>
    </style:style>
    <style:style style:name="T168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P16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/>
    </style:style>
    <style:style style:name="P17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/>
    </style:style>
    <style:style style:name="P17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2" style:parent-style-name="Standard" style:family="paragraph">
      <style:paragraph-properties fo:text-align="justify"/>
    </style:style>
    <style:style style:name="T183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T184" style:parent-style-name="Основнойшрифтабзаца" style:family="text">
      <style:text-properties style:font-name="Courier New" style:font-name-complex="Courier New" fo:font-size="7pt" style:font-size-asian="7pt" style:font-size-complex="7pt"/>
    </style:style>
    <style:style style:name="T185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P18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/>
    </style:style>
    <style:style style:name="P18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/>
    </style:style>
    <style:style style:name="P188" style:parent-style-name="Standard" style:family="paragraph">
      <style:paragraph-properties fo:text-align="justify"/>
    </style:style>
    <style:style style:name="T189" style:parent-style-name="Основнойшрифтабзаца" style:family="text">
      <style:text-properties style:font-name="Courier New" style:font-name-complex="Courier New" fo:font-size="7pt" style:font-size-asian="7pt" style:font-size-complex="7pt"/>
    </style:style>
    <style:style style:name="T190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P19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4" style:parent-style-name="Standard" style:family="paragraph">
      <style:paragraph-properties fo:text-align="justify"/>
    </style:style>
    <style:style style:name="T195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name="T196" style:parent-style-name="Основнойшрифтабзаца" style:family="text">
      <style:text-properties style:font-name="Courier New" style:font-name-complex="Courier New" fo:font-size="7pt" style:font-size-asian="7pt" style:font-size-complex="7pt"/>
    </style:style>
    <style:style style:name="P19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/>
    </style:style>
    <style:style style:name="P19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/>
    </style:style>
    <style:style style:name="P19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/>
    </style:style>
    <style:style style:name="P20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/>
    </style:style>
    <style:style style:name="P20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/>
    </style:style>
    <style:style style:name="P205" style:parent-style-name="Standard" style:family="paragraph">
      <style:paragraph-properties fo:text-align="justify"/>
    </style:style>
    <style:style style:name="T206" style:parent-style-name="Основнойшрифтабзаца" style:family="text">
      <style:text-properties style:font-name="Courier New" style:font-name-complex="Courier New" fo:font-size="7pt" style:font-size-asian="7pt" style:font-size-complex="7pt"/>
    </style:style>
  </office:automatic-styles>
  <office:body>
    <office:text text:use-soft-page-breaks="true">
      <text:p text:style-name="P1">МИНИСТЕРСТВО ЦИФРОВОГО РАЗВИТИЯ, СВЯЗИ И МАССОВЫХ КОММУНИКАЦИЙ РОССИЙСКОЙ ФЕДЕРАЦИИ</text:p>
      <text:p text:style-name="P2"/>
      <text:p text:style-name="P3">ФЕДЕРАЛЬНОЕ ГОСУДАРСТВЕННОЕ БЮДЖЕТНОЕ ОБРАЗОВАТЕЛЬНОЕ УЧРЕЖДЕНИЕ ВЫСШЕГО ОБРАЗОВАНИЯ</text:p>
      <text:p text:style-name="P4">«САНКТ-ПЕТЕРБУРГСКИЙ ГОСУДАРСТВЕННЫЙ УНИВЕРСИТЕТ ТЕЛЕКОММУНИКАЦИЙ ИМ. ПРОФ. М.А. БОНЧ-БРУЕВИЧА»</text:p>
      <text:p text:style-name="P5">(СПбГУТ)</text:p>
      <text:p text:style-name="P6"/>
      <text:p text:style-name="P7"/>
      <text:p text:style-name="P8"/>
      <text:p text:style-name="P9"/>
      <text:p text:style-name="P10"/>
      <text:p text:style-name="P11">Лабораторная работа №1</text:p>
      <text:p text:style-name="P12">по курсу</text:p>
      <text:p text:style-name="P13">«Операционные системы и сети»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tab/><text:tab/><text:tab/><text:tab/><text:s text:c="7"/><text:tab/><text:tab/><text:tab/><text:tab/><text:tab/>Выполнил:</text:p>
      <text:p text:style-name="P29"><text:s/>студент группы ИКПИ-14</text:p>
      <text:p text:style-name="P30">Хохлов<text:s/>Т.В.</text:p>
      <text:p text:style-name="P31"/>
      <text:p text:style-name="P32">Принял:</text:p>
      <text:p text:style-name="P33"><text:s/>доцент кафедры ПИиВТ</text:p>
      <text:p text:style-name="P34">Дагаев А.В</text:p>
      <text:p text:style-name="P35"/>
      <text:p text:style-name="P36"/>
      <text:p text:style-name="P37"/>
      <text:p text:style-name="P38">Санкт-Петербург</text:p>
      <text:p text:style-name="P39">2023 г.</text:p>
      <text:p text:style-name="P40"/>
      <text:soft-page-break/>
      <text:p text:style-name="P41">Цель работы</text:p>
      <text:p text:style-name="P42"><text:tab/>Целью работы является<text:s/>чтение<text:s/>слов и вывода их частей речи.</text:p>
      <text:h text:style-name="P43" text:outline-level="1">Описание программы</text:h>
      <text:p text:style-name="P44"><text:tab/>Программа для выполнения настоящей работы позволяет<text:s/>определять части речи слов указанных в базе данных.<text:s/>Если указанного слова не существует пользователю будет предложено дополнить существующую базу данных.</text:p>
      <text:h text:style-name="P45" text:outline-level="1">Описание скрипта</text:h>
      <text:p text:style-name="P46"><text:s text:c="4"/>Скрипт запускается через коммандую строку:</text:p>
      <text:p text:style-name="P47"><text:span text:style-name="T48">$ <text:s text:c="2"/>./</text:span><text:span text:style-name="T49">script</text:span><text:span text:style-name="T50">.sh &lt;ARG&gt;</text:span></text:p>
      <text:p text:style-name="P51"/>
      <text:p text:style-name="P52"><text:tab/>В начале проверяет на наличие любых аргументов, если их нет, выдает ошибку</text:p>
      <text:p text:style-name="P53"><text:s text:c="4"/><text:tab/>if [ ! -n "$1" ]</text:p>
      <text:p text:style-name="P54">then</text:p>
      <text:p text:style-name="P55">echo "Использование: $0"</text:p>
      <text:p text:style-name="P56">echo "Введите слово"</text:p>
      <text:p text:style-name="P57">exit 1</text:p>
      <text:p text:style-name="P58"><text:span text:style-name="T59">fi</text:span></text:p>
      <text:p text:style-name="P60"><text:tab/></text:p>
      <text:p text:style-name="P61"><text:tab/>Если было передано 2 или более аргументов, то скрипт выдаст ошибку</text:p>
      <text:p text:style-name="P62">if [ -n "$2" ]</text:p>
      <text:p text:style-name="P63">then</text:p>
      <text:p text:style-name="P64"><text:span text:style-name="T65">echo "</text:span><text:span text:style-name="T66">Лишинй</text:span><text:span text:style-name="T67"><text:s/></text:span><text:span text:style-name="T68">параметр</text:span><text:span text:style-name="T69">"</text:span></text:p>
      <text:p text:style-name="P70">exit 1</text:p>
      <text:p text:style-name="P71">fi</text:p>
      <text:p text:style-name="P72"><text:tab/>Затем идет проверка на наличие базы данных (или словаря). Если его нету, то скрипт выдаст ошибку</text:p>
      <text:p text:style-name="P73"><text:span text:style-name="T74"><text:s text:c="4"/></text:span><text:span text:style-name="T75">if</text:span><text:span text:style-name="T76"><text:s/>[ ! -</text:span><text:span text:style-name="T77">n</text:span><text:span text:style-name="T78"><text:s/>"</text:span><text:span text:style-name="T79">bd</text:span><text:span text:style-name="T80">.</text:span><text:span text:style-name="T81">txt</text:span><text:span text:style-name="T82">" ]</text:span></text:p>
      <text:p text:style-name="P83"><text:span text:style-name="T84">then</text:span></text:p>
      <text:p text:style-name="P85"><text:span text:style-name="T86">echo</text:span><text:span text:style-name="T87"><text:s/>"Ошибка: отсутствует словарь"</text:span><text:span text:style-name="T88"><text:s/></text:span></text:p>
      <text:p text:style-name="P89"><text:span text:style-name="T90">exit</text:span><text:span text:style-name="T91"><text:s/>1</text:span></text:p>
      <text:p text:style-name="P92"><text:span text:style-name="T93">fi</text:span><text:span text:style-name="T94"><text:tab/></text:span></text:p>
      <text:h text:style-name="P95" text:outline-level="1"/>
      <text:soft-page-break/>
      <text:p text:style-name="P96"><text:span text:style-name="T97">Затем, используя функцию<text:s/></text:span><text:span text:style-name="T98">grep</text:span><text:span text:style-name="T99">,</text:span><text:span text:style-name="T100"><text:s/>скрипт проверяет часть речь слова. Если она указана в базе данных, то скрипт ее выведет, если нет, то выдаст ошибку и спросит у пользователи желает ли он дополнить базу данных</text:span></text:p>
      <text:p text:style-name="P101"/>
      <text:p text:style-name="P102">OUT=$(grep --max-count=1 -w "$1" bd.txt | sed "s/$1 //")</text:p>
      <text:p text:style-name="P103"/>
      <text:p text:style-name="P104">if [ -n "$OUT" ]</text:p>
      <text:p text:style-name="P105">then</text:p>
      <text:p text:style-name="P106">echo "Это: $OUT"</text:p>
      <text:p text:style-name="P107">exit 0</text:p>
      <text:p text:style-name="P108">else</text:p>
      <text:p text:style-name="P109">read -n 1 -p "Такого слова нет в словаре, хотите добавить? [y/n]" yn</text:p>
      <text:p text:style-name="P110">case $yn in</text:p>
      <text:p text:style-name="P111"><text:s text:c="4"/>[Yy]* ) echo ""; break;;</text:p>
      <text:p text:style-name="P112"><text:s text:c="4"/>[Nn]* ) echo ""; exit 0;;</text:p>
      <text:p text:style-name="P113"><text:s text:c="4"/>* ) echo ""; exit 1;;</text:p>
      <text:p text:style-name="P114">esac</text:p>
      <text:p text:style-name="P115">echo "Введите часть речи данного слова"</text:p>
      <text:p text:style-name="P116">read partOfSpeech</text:p>
      <text:p text:style-name="P117">result="${1} ${partOfSpeech}"</text:p>
      <text:p text:style-name="P118">echo "$result" &gt;&gt; bd.txt</text:p>
      <text:p text:style-name="P119">exit 0</text:p>
      <text:p text:style-name="P120">fi</text:p>
      <text:p text:style-name="P121">exit 1</text:p>
      <text:p text:style-name="P122">fi</text:p>
      <text:h text:style-name="P123" text:outline-level="1">Используемые <text:s/>функций</text:h>
      <text:p text:style-name="P124"><text:span text:style-name="T125">read:<text:s/></text:span><text:span text:style-name="T126">ввод из терминал</text:span><text:span text:style-name="T127">а</text:span></text:p>
      <text:p text:style-name="P128"><text:span text:style-name="T129">echo:<text:s/></text:span><text:span text:style-name="T130">вывод текста в терминал</text:span></text:p>
      <text:p text:style-name="P131"><text:span text:style-name="T132">grep:<text:s/></text:span><text:span text:style-name="T133">поиск строк по шаблону</text:span></text:p>
      <text:p text:style-name="P134"/>
      <text:p text:style-name="P135">Выводы</text:p>
      <text:p text:style-name="P136">В ходе проведённой лабораторной работы были получены следующие результаты:</text:p>
      <text:p text:style-name="P137"><text:tab/>1. Освоены основы языка Bash</text:p>
      <text:p text:style-name="P138"><text:tab/>2. Создана программа, позволяющая<text:s/>определять часть речи слова.</text:p>
      <text:h text:style-name="P139" text:outline-level="1">Исходный код программы</text:h>
      <text:p text:style-name="P140"><text:span text:style-name="T141">s</text:span><text:span text:style-name="T142">cript</text:span><text:span text:style-name="T143">.sh:</text:span></text:p>
      <text:p text:style-name="P144">#!/bin/sh</text:p>
      <text:p text:style-name="P145"/>
      <text:p text:style-name="P146">if [ ! -n "$1" ]</text:p>
      <text:p text:style-name="P147">then</text:p>
      <text:p text:style-name="P148"><text:span text:style-name="T149">echo "</text:span><text:span text:style-name="T150">Использование</text:span><text:span text:style-name="T151">: $0"</text:span></text:p>
      <text:p text:style-name="P152"><text:span text:style-name="T153">echo "</text:span><text:span text:style-name="T154">Введите</text:span><text:span text:style-name="T155"><text:s/></text:span><text:span text:style-name="T156">слово</text:span><text:span text:style-name="T157">"</text:span></text:p>
      <text:p text:style-name="P158">exit 1</text:p>
      <text:p text:style-name="P159">fi</text:p>
      <text:p text:style-name="P160"/>
      <text:p text:style-name="P161">if [ -n "$2" ]</text:p>
      <text:p text:style-name="P162">then</text:p>
      <text:p text:style-name="P163"><text:span text:style-name="T164">echo "</text:span><text:span text:style-name="T165">Лишинй</text:span><text:span text:style-name="T166"><text:s/></text:span><text:span text:style-name="T167">параметр</text:span><text:span text:style-name="T168">"</text:span></text:p>
      <text:p text:style-name="P169">exit 1</text:p>
      <text:p text:style-name="P170">fi</text:p>
      <text:p text:style-name="P171"/>
      <text:p text:style-name="P172">if [ ! -n "bd.txt" ]</text:p>
      <text:p text:style-name="P173">then</text:p>
      <text:p text:style-name="P174">echo "Ошибка: отсутствует словарь"</text:p>
      <text:soft-page-break/>
      <text:p text:style-name="P175">exit 1</text:p>
      <text:p text:style-name="P176">fi</text:p>
      <text:p text:style-name="P177"/>
      <text:p text:style-name="P178">OUT=$(grep --max-count=1 -w "$1" bd.txt | sed "s/$1 //")</text:p>
      <text:p text:style-name="P179"/>
      <text:p text:style-name="P180">if [ -n "$OUT" ]</text:p>
      <text:p text:style-name="P181">then</text:p>
      <text:p text:style-name="P182"><text:span text:style-name="T183">echo "</text:span><text:span text:style-name="T184">Это</text:span><text:span text:style-name="T185">: $OUT"</text:span></text:p>
      <text:p text:style-name="P186">exit 0</text:p>
      <text:p text:style-name="P187">else</text:p>
      <text:p text:style-name="P188"><text:span text:style-name="T189">read -n 1 -p "Такого слова нет в словаре, хотите добавить?<text:s/></text:span><text:span text:style-name="T190">[y/n]" yn</text:span></text:p>
      <text:p text:style-name="P191">case $yn in</text:p>
      <text:p text:style-name="P192"><text:s text:c="4"/>[Yy]* ) echo ""; break;;</text:p>
      <text:p text:style-name="P193"><text:s text:c="4"/>[Nn]* ) echo ""; exit 0;;</text:p>
      <text:p text:style-name="P194"><text:span text:style-name="T195"><text:s text:c="4"/></text:span><text:span text:style-name="T196">* ) echo ""; exit 1;;</text:span></text:p>
      <text:p text:style-name="P197">esac</text:p>
      <text:p text:style-name="P198">echo "Введите часть речи данного слова"</text:p>
      <text:p text:style-name="P199">read partOfSpeech</text:p>
      <text:p text:style-name="P200">result="${1} ${partOfSpeech}"</text:p>
      <text:p text:style-name="P201">echo "$result" &gt;&gt; bd.txt</text:p>
      <text:p text:style-name="P202">exit 0</text:p>
      <text:p text:style-name="P203">fi</text:p>
      <text:p text:style-name="P204">exit 1</text:p>
      <text:p text:style-name="P205"><text:span text:style-name="T206">f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ascadia Code" svg:font-family="Cascadia Code" style:font-family-generic="modern" style:font-pitch="fixed" svg:panose-1="2 11 6 9 2 0 0 2 0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margin-top="0.1666in"/>
      <style:text-properties style:font-name="Times New Roman" style:font-name-asian="NSimSu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/>
      <style:text-properties style:font-name="Times New Roman" style:font-name-asian="Times New Roman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="Calibri" style:font-name-asian="Calibri"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Arial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Noto Sans Devanagari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="Times New Roman" style:font-name-asian="Times New Roman" fo:font-size="11pt" style:font-size-asian="11pt" style:font-size-complex="11pt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7%" fo:margin-left="0.5in">
        <style:tab-stops/>
      </style:paragraph-properties>
      <style:text-properties style:font-name-complex="Tahoma" fo:font-size="11pt" style:font-size-asian="11pt" style:font-size-complex="11pt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ыделение" style:display-name="Выделение" style:family="text" style:parent-style-name="Основнойшрифтабзаца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Тихон Хохлов</dc:creator>
    <meta:creation-date>2022-09-15T17:19:00Z</meta:creation-date>
    <dc:date>2023-11-16T13:05:00Z</dc:date>
    <meta:template xlink:href="Normal.dotm" xlink:type="simple"/>
    <meta:editing-cycles>86</meta:editing-cycles>
    <meta:editing-duration>PT154320S</meta:editing-duration>
    <meta:user-defined meta:name="AppVersion">15.0000</meta:user-defined>
    <meta:user-defined meta:name="Company">SPecialiST RePack</meta:user-defined>
    <meta:document-statistic meta:page-count="4" meta:paragraph-count="5" meta:word-count="432" meta:character-count="2892" meta:row-count="20" meta:non-whitespace-character-count="2465"/>
  </office:meta>
</office:document-meta>
</file>